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6: Discussion of Result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immyk</meta:initial-creator>
    <meta:creation-date>2008-10-01T06:28:54</meta:creation-date>
    <dc:creator>jimmyk</dc:creator>
    <dc:date>2008-10-01T06:29:59</dc:date>
    <meta:editing-cycles>1</meta:editing-cycles>
    <meta:editing-duration>PT1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5" meta:character-count="32"/>
  </office:meta>
</office:document-meta>
</file>